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Impl.isSupportedOption( String o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Impl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emImpl.ItemImpl( SessionImpl session , ItemState state , ItemLifeCycleListener [ ] listen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temImpl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mImpl.notifyDestroy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temImpl.getAncestor( int dep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ItemImpl.is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Impl.notifyUpdated( boolean modifi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temImpl.getPar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temImpl.removeLifeCycleListener( ItemLifeCycl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Impl.checkIsWri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mImpl.checkStatu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temImpl.sa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mImpl.updateId( ItemState 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temImpl.notifyCrea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emImpl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mImpl.addLifeCycleListener( ItemLifeCycleListener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temImpl.refresh( boolean keepChang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temImpl.isN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Impl.isSame( Item otherItem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ItemImpl.isWri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mImpl.safeGetJCR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Impl.getItem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Impl.statusChanged( ItemState state , int previousStatu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ItemImpl.getDep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temImpl.getItem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Impl.checkSupportedOption( String o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Impl.getQ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